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E IS GOD (110:1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E IS GOD (110:1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s (11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omise (110: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1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HE IS GOD (110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HE IS A KING (110:2-3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HE IS A KING (110:2-3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lace of his reign (110: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ower of his reign (110: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10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HE IS GOD (110:1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HE IS A KING (110:2-3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E IS A PRIEST (110: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E IS A PRIEST (110:4).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oath (110: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order (110: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110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HE IS GOD (110:1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HE IS A KING (110:2-3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HE IS A PRIEST (110:4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E IS A JUDGE (110:6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HE IS A VICTORIOUS WARRIOR (110:5, 6-7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0 </dc:title>
    <meta:initial-creator>David STRICKLAND</meta:initial-creator>
    <dc:creator>David STRICKLAND</dc:creator>
    <meta:creation-date>2020-02-22T17:39:27Z</meta:creation-date>
    <dc:date>2020-02-22T17:39:28Z</dc:date>
    <meta:template xlink:href="BibleStudy" xlink:type="simple"/>
    <meta:editing-cycles>1</meta:editing-cycles>
    <meta:editing-duration>PT0S</meta:editing-duration>
    <meta:document-statistic meta:paragraph-count="24" meta:word-count="146"/>
  </office:meta>
</office:document-meta>
</file>